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style>
    <style:style style:name="P3" style:family="paragraph" style:parent-style-name="Standard">
      <style:paragraph-properties fo:margin-top="0cm" fo:margin-bottom="0cm" loext:contextual-spacing="false" fo:text-align="justify" style:justify-single-word="false"/>
    </style:style>
    <style:style style:name="P4" style:family="paragraph" style:parent-style-name="Standard" style:master-page-name="Standard">
      <style:paragraph-properties fo:margin-top="0cm" fo:margin-bottom="0cm" loext:contextual-spacing="false" style:page-number="auto"/>
    </style:style>
    <style:style style:name="P5" style:family="paragraph" style:parent-style-name="texte">
      <loext:graphic-properties draw:fill="solid" draw:fill-color="#ffffff"/>
      <style:paragraph-properties fo:background-color="#ffffff"/>
    </style:style>
    <style:style style:name="P6" style:family="paragraph" style:parent-style-name="Normal_20__28_Web_29_">
      <loext:graphic-properties draw:fill="solid" draw:fill-color="#ffffff"/>
      <style:paragraph-properties fo:background-color="#ffffff"/>
    </style:style>
    <style:style style:name="T1" style:family="text">
      <style:text-properties fo:font-weight="bold" style:font-weight-asian="bold"/>
    </style:style>
    <style:style style:name="T2" style:family="text">
      <style:text-properties fo:color="#000000" style:font-name="Arial" fo:font-size="10pt" fo:font-weight="bold" fo:background-color="#ffffff" loext:char-shading-value="0" style:font-size-asian="10pt" style:font-weight-asian="bold" style:font-name-complex="Arial1" style:font-size-complex="10pt" style:font-weight-complex="bold"/>
    </style:style>
    <style:style style:name="T3" style:family="text">
      <style:text-properties fo:color="#000000" style:font-name="Arial" fo:font-size="9pt" style:font-size-asian="9pt" style:font-name-complex="Arial1" style:font-size-complex="9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tyle="italic" style:font-style-asian="italic"/>
    </style:style>
    <style:style style:name="T7" style:family="text">
      <style:text-properties officeooo:rsid="001176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ujet :</text:span><text:span text:style-name="T2"> Ressources : partage, répartition, distribution.</text:span></text:p>
      <text:p text:style-name="P1"/>
      <text:p text:style-name="P1"><text:span text:style-name="T1">Titre :</text:span><text:span text:style-name="T2"> La cryptographie et, en particulier, la machine Enigma</text:span></text:p>
      <text:p text:style-name="P1"/>
      <text:p text:style-name="P3"><text:span text:style-name="T1">Motivation : </text:span>Etant 5/2 et ayant proposé l’année dernière une méthode pouvant trouver, par construction, tous les nombres premiers, qui ont une importance capitale dans le chiffrement par le système RSA, j’ai voulu rester dans le domaine de la cryptographie, domaine qui me fascine particulièrement depuis que j’ai lu le livre <text:span text:style-name="T4">Histoire des Codes Secrets</text:span> de Simon SINGH en 2010. Le choix d’étudier la machine Enigma, qui m’a permis en plus de me familiariser avec les bases du langage Python, est ainsi venu naturellement.</text:p>
      <text:p text:style-name="P1"/>
      <text:p text:style-name="P1"><text:span text:style-name="T1">Objectif : </text:span></text:p>
      <text:p text:style-name="P3">Le but était de comprendre le fonctionnement de la machine Enigma et son efficacité durant la Seconde Guerre Mondiale, d’en proposer une programmation en langage Python, et enfin de comprendre les faiblesses du chiffre exploitées par les cryptanalystes et donc d’appréhender l’importance d’un bon chiffrement pour protéger une transmission d’informations.</text:p>
      <text:p text:style-name="P1"/>
      <text:p text:style-name="P1"/>
      <text:p text:style-name="P1"><text:span text:style-name="T1">Démarches :</text:span></text:p>
      <text:p text:style-name="P3">Je me suis tout d’abord renseigné sur le fonctionnement de cette machine avec donc les trois rotors, le tableau de connexions et le réflecteur. Je me suis aussi demandé comment elle est apparue, soit : qu’elles étaient ses influences (disque à chiffrer depuis le 15<text:span text:style-name="T5">ème</text:span> siècle, chiffre de Vigenère…). Puis, en se servant de la description du fonctionnement, j’ai créé ma propre machine Enigma en langage Python qui prend en argument le tableau de connexions (une liste de liste à deux éléments), une liste de rotors (les rotors se présentant comme une liste de nombres qui correspondent à un décalage dans l’alphabet) et un réflecteur (une liste de 13 listes à deux éléments).</text:p>
      <text:p text:style-name="P3">Enfin, après avoir mis en évidence les atouts, non négligeables, de la machine Enigma, je me suis intéressé aux raisonnements d’entre autres Marian Rejewski et Alan Turing pour briser ce chiffrement.</text:p>
      <text:p text:style-name="P1"/>
      <text:p text:style-name="P1"><text:span text:style-name="T1">Travail expérimental : </text:span></text:p>
      <text:p text:style-name="P3">Lors de l’écriture de mon programme, j’ai pris une phrase-test (CRYPTONSCETTEPHRASEAVECLAMACHINEENIGMA), et pris comme arguments un tableau de connexions impliquant trois paires de lettre, deux rotors et un réflecteur, pour m’assurer de la véracité de ce que j’écrivais.</text:p>
      <text:p text:style-name="P1"/>
      <text:p text:style-name="P1"><text:span text:style-name="T1">Plan :</text:span></text:p>
      <text:p text:style-name="P1">Introduction</text:p>
      <text:p text:style-name="P1">I Présentation du fonctionnement de la machine Enigma</text:p>
      <text:p text:style-name="P1"><text:tab/>-point de vue historique</text:p>
      <text:p text:style-name="P1"><text:tab/>-présentation du dispositif</text:p>
      <text:p text:style-name="P1"><text:tab/>-schéma explicatif</text:p>
      <text:p text:style-name="P1">II Programmation et complexité</text:p>
      <text:p text:style-name="P1"><text:tab/>-mon programme en Python</text:p>
      <text:p text:style-name="P1"><text:tab/>-étude de la complexité des solutions possibles</text:p>
      <text:p text:style-name="P1">III A l’attaque d’Enigma <text:span text:style-name="T7">(partie « Histoire »)</text:span></text:p>
      <text:p text:style-name="P1"><text:tab/>-les avancées polonaises</text:p>
      <text:p text:style-name="P1"><text:tab/>-Bletchley Park</text:p>
      <text:p text:style-name="P1">Conclusion</text:p>
      <text:p text:style-name="P1"><text:span text:style-name="T1"/></text:p>
      <text:p text:style-name="P1"><text:span text:style-name="T1"/></text:p>
      <text:p text:style-name="P1"/>
      <text:p text:style-name="P1"/>
      <text:p text:style-name="P1"><text:soft-page-break/><text:span text:style-name="T1">Bibliographie :</text:span></text:p>
      <text:p text:style-name="P1">Internet :</text:p>
      <text:p text:style-name="P1">fr.wikipedia.org/wiki/Cryptanalyse_d%27Enigma </text:p>
      <text:p text:style-name="P1"><text:a xlink:type="simple" xlink:href="http://www.enseignement.polytechnique.fr/profs/informatique/Jean-Jacques.Levy/00/pi/poupard/enigma.html" text:style-name="Internet_20_link" text:visited-style-name="Visited_20_Internet_20_Link">www.enseignement.polytechnique.fr/profs/informatique/Jean-Jacques.Levy/00/pi/poupard/enigma.html</text:a> </text:p>
      <text:p text:style-name="P1"/>
      <text:p text:style-name="P1"/>
      <text:p text:style-name="P1">Livres :</text:p>
      <text:p text:style-name="P1">Singh S., <text:span text:style-name="T6">Histoire des Codes Secrets</text:span>, Editions Jean-Claude Lattès, Paris, 1999</text:p>
      <text:p text:style-name="P1"/>
      <text:p text:style-name="P1"/>
      <text:p text:style-name="P1"><text:a xlink:type="simple" xlink:href="http://en.wikipedia.org/wiki/Cryptanalysis_of_the_Enigma" text:style-name="Internet_20_link" text:visited-style-name="Visited_20_Internet_20_Link"><text:span text:style-name="T1">http://en.wikipedia.org/wiki/Cryptanalysis_of_the_Enigma</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1" style:family="text" style:parent-style-name="Default_20_Paragraph_20_Fon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meta:initial-creator>
    <meta:editing-cycles>8</meta:editing-cycles>
    <meta:creation-date>2015-05-25T13:05:00</meta:creation-date>
    <dc:date>2017-11-07T23:13:18.949000000</dc:date>
    <meta:editing-duration>PT3H55M1S</meta:editing-duration>
    <meta:generator>LibreOffice/5.0.4.2$Windows_x86 LibreOffice_project/2b9802c1994aa0b7dc6079e128979269cf95bc78</meta:generator>
    <meta:document-statistic meta:table-count="0" meta:image-count="0" meta:object-count="0" meta:page-count="2" meta:paragraph-count="30" meta:word-count="409" meta:character-count="2836" meta:non-whitespace-character-count="244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